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599cm"/>
    </style:style>
    <style:style style:name="Table1.B" style:family="table-column">
      <style:table-column-properties style:column-width="8.414cm"/>
    </style:style>
    <style:style style:name="Table1.1" style:family="table-row">
      <style:table-row-properties style:min-row-height="0.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905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894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1.005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officeooo:rsid="0016674c" officeooo:paragraph-rsid="0016674c"/>
    </style:style>
    <style:style style:name="P2" style:family="paragraph" style:parent-style-name="Table_20_Contents">
      <style:text-properties officeooo:rsid="0016674c" officeooo:paragraph-rsid="0016674c"/>
    </style:style>
    <style:style style:name="P3" style:family="paragraph" style:parent-style-name="Table_20_Contents" style:list-style-name="L3">
      <style:text-properties officeooo:rsid="0016674c" officeooo:paragraph-rsid="0016674c"/>
    </style:style>
    <style:style style:name="P4" style:family="paragraph" style:parent-style-name="Table_20_Contents" style:list-style-name="L3">
      <style:text-properties officeooo:rsid="0016c26e" officeooo:paragraph-rsid="0016c26e"/>
    </style:style>
    <style:style style:name="P5" style:family="paragraph" style:parent-style-name="Table_20_Contents">
      <style:text-properties officeooo:rsid="0016c26e" officeooo:paragraph-rsid="0016c26e"/>
    </style:style>
    <style:style style:name="P6" style:family="paragraph" style:parent-style-name="Table_20_Contents" style:list-style-name="L4">
      <style:text-properties officeooo:rsid="0016c26e" officeooo:paragraph-rsid="0016c26e"/>
    </style:style>
    <style:style style:name="P7" style:family="paragraph" style:parent-style-name="Table_20_Contents">
      <style:text-properties officeooo:rsid="0018937f" officeooo:paragraph-rsid="0018937f"/>
    </style:style>
    <style:style style:name="P8" style:family="paragraph" style:parent-style-name="Table_20_Contents" style:list-style-name="L5">
      <style:text-properties officeooo:rsid="0018937f" officeooo:paragraph-rsid="0018937f"/>
    </style:style>
    <style:style style:name="P9" style:family="paragraph" style:parent-style-name="Table_20_Contents" style:list-style-name="L6">
      <style:text-properties officeooo:rsid="0018937f" officeooo:paragraph-rsid="0018937f"/>
    </style:style>
    <style:style style:name="P10" style:family="paragraph" style:parent-style-name="Table_20_Contents" style:list-style-name="L4">
      <style:text-properties officeooo:rsid="0018937f" officeooo:paragraph-rsid="0018937f"/>
    </style:style>
    <style:style style:name="P11" style:family="paragraph" style:parent-style-name="Table_20_Contents" style:list-style-name="L7">
      <style:text-properties officeooo:rsid="0018937f" officeooo:paragraph-rsid="0018937f"/>
    </style:style>
    <style:style style:name="P12" style:family="paragraph" style:parent-style-name="Table_20_Contents" style:list-style-name="L3">
      <style:text-properties officeooo:rsid="001cd32b" officeooo:paragraph-rsid="001cd32b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8937f"/>
    </style:style>
    <style:style style:name="T4" style:family="text">
      <style:text-properties officeooo:rsid="001abe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SCOPE STATEMEN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Project Title : IIITB gateway surveillance system</text:p>
          </table:table-cell>
          <table:table-cell table:style-name="Table1.B1" office:value-type="string">
            <text:p text:style-name="P2">Project Number : IIITBG12</text:p>
          </table:table-cell>
        </table:table-row>
        <table:table-row table:style-name="Table1.2">
          <table:table-cell table:style-name="Table1.A2" office:value-type="string">
            <text:p text:style-name="P2">Project Leader : Varada Desikan P S</text:p>
          </table:table-cell>
          <table:table-cell table:style-name="Table1.B2" office:value-type="string">
            <text:p text:style-name="P2">Anticipated Start Date : 30<text:span text:style-name="T1">th</text:span> August, 2018</text:p>
          </table:table-cell>
        </table:table-row>
        <table:table-row table:style-name="Table1.3">
          <table:table-cell table:style-name="Table1.A2" office:value-type="string">
            <text:p text:style-name="P2">Sponsor : Admin (IIITB)</text:p>
          </table:table-cell>
          <table:table-cell table:style-name="Table1.B2" office:value-type="string">
            <text:p text:style-name="P2">Anticipated <text:span text:style-name="T3">Completion</text:span> Date : 30<text:span text:style-name="T1">th</text:span> No<text:span text:style-name="T3">v.</text:span>, 2018</text:p>
          </table:table-cell>
        </table:table-row>
      </table:table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Team Members : 3<text:span text:style-name="T1">rd</text:span> year iM. Tech students of IIITB <text:span text:style-name="T4">(around 20 students)</text:span></text:p>
          </table:table-cell>
        </table:table-row>
        <table:table-row>
          <table:table-cell table:style-name="Table2.A2" office:value-type="string">
            <text:p text:style-name="P2">Purpose of Project :</text:p>
            <text:list xml:id="list5868294748401883726" text:style-name="L3">
              <text:list-item>
                <text:p text:style-name="P3">Details of every entry/exit of students/professors/guests/<text:span text:style-name="T3">working staff/</text:span>etc.</text:p>
              </text:list-item>
              <text:list-item>
                <text:p text:style-name="P3">Details of violation of the curfew time</text:p>
              </text:list-item>
              <text:list-item>
                <text:p text:style-name="P4">An estimate of number of people stayin<text:span text:style-name="T3">g</text:span> in the college at the current instant</text:p>
              </text:list-item>
              <text:list-item>
                <text:p text:style-name="P12">Depict total number of vehicles inside the premises and available parking space </text:p>
              </text:list-item>
            </text:list>
          </table:table-cell>
        </table:table-row>
        <table:table-row>
          <table:table-cell table:style-name="Table2.A2" office:value-type="string">
            <text:p text:style-name="P5">Background :</text:p>
            <text:list xml:id="list6387700735648791301" text:style-name="L4">
              <text:list-item>
                <text:p text:style-name="P6">The number of vacation days taken by a student was not accurate</text:p>
              </text:list-item>
              <text:list-item>
                <text:p text:style-name="P6">Precise entry and exit time were not available prior</text:p>
              </text:list-item>
              <text:list-item>
                <text:p text:style-name="P10">Staff working hours were not precise</text:p>
              </text:list-item>
            </text:list>
          </table:table-cell>
        </table:table-row>
        <table:table-row>
          <table:table-cell table:style-name="Table2.A2" office:value-type="string">
            <text:p text:style-name="P7">Deliverables :</text:p>
            <text:list xml:id="list6215182347343180932" text:style-name="L5">
              <text:list-item>
                <text:p text:style-name="P8">A tabular data of every entry and exit, to and from the college</text:p>
              </text:list-item>
              <text:list-item>
                <text:p text:style-name="P8">Every students record of number of curfew violations and number of days spent in college</text:p>
              </text:list-item>
              <text:list-item>
                <text:p text:style-name="P8">Statistics and an exact number of people inside the college, including the number of professors, students, guests, working staff, etc.</text:p>
              </text:list-item>
            </text:list>
          </table:table-cell>
        </table:table-row>
        <table:table-row>
          <table:table-cell table:style-name="Table2.A2" office:value-type="string">
            <text:p text:style-name="P7">Stakeholders :</text:p>
            <text:list xml:id="list1775310607952169993" text:style-name="L6">
              <text:list-item>
                <text:p text:style-name="P9">Students</text:p>
              </text:list-item>
              <text:list-item>
                <text:p text:style-name="P9">Working staff</text:p>
              </text:list-item>
              <text:list-item>
                <text:p text:style-name="P9">Professors</text:p>
              </text:list-item>
              <text:list-item>
                <text:p text:style-name="P9">Guests</text:p>
              </text:list-item>
            </text:list>
          </table:table-cell>
        </table:table-row>
        <table:table-row>
          <table:table-cell table:style-name="Table2.A2" office:value-type="string">
            <text:p text:style-name="P7">Resource requirements :</text:p>
            <text:list xml:id="list4657941549915960413" text:style-name="L7">
              <text:list-item>
                <text:p text:style-name="P11">ID card with a barcode for every regular individual</text:p>
              </text:list-item>
              <text:list-item>
                <text:p text:style-name="P11">Barcode scanner at each gate</text:p>
              </text:list-item>
              <text:list-item>
                <text:p text:style-name="P11">Special tokens for visiting guests</text:p>
              </text:list-item>
              <text:list-item>
                <text:p text:style-name="P11">Budget of around Rs. X</text:p>
              </text:list-item>
              <text:list-item>
                <text:p text:style-name="P11">A server and cloud space to store data and details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7:11:36.395573371</meta:creation-date>
    <dc:date>2018-08-21T20:09:51.484479559</dc:date>
    <meta:editing-duration>PT35M</meta:editing-duration>
    <meta:editing-cycles>6</meta:editing-cycles>
    <meta:generator>LibreOffice/5.1.6.2$Linux_X86_64 LibreOffice_project/10m0$Build-2</meta:generator>
    <meta:document-statistic meta:table-count="2" meta:image-count="0" meta:object-count="0" meta:page-count="1" meta:paragraph-count="32" meta:word-count="238" meta:character-count="1345" meta:non-whitespace-character-count="1157"/>
  </office:meta>
</office:document-meta>
</file>